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d5821" officeooo:paragraph-rsid="001d5821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d5821" officeooo:paragraph-rsid="001d5821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rsid="001d5821" officeooo:paragraph-rsid="001d5821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d5821" officeooo:paragraph-rsid="001d5821"/>
    </style:style>
    <style:style style:name="T1" style:family="text">
      <style:text-properties officeooo:rsid="001d5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ML Diagram for Employee Class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Employee</text:p>
          </table:table-cell>
        </table:table-row>
        <table:table-row>
          <table:table-cell table:style-name="Table1.A2" office:value-type="string">
            <text:p text:style-name="P3">- <text:span text:style-name="T1">firstName : string</text:span></text:p>
            <text:p text:style-name="P3">- <text:span text:style-name="T1">lastNam : string</text:span></text:p>
            <text:p text:style-name="P3">- <text:span text:style-name="T1">monthlySalary : float</text:span></text:p>
          </table:table-cell>
        </table:table-row>
        <table:table-row>
          <table:table-cell table:style-name="Table1.A2" office:value-type="string">
            <text:p text:style-name="P4">+ &lt;&lt;constructor&gt;&gt; Employee (firstName : string, lastName : string, monthlySalary : float)</text:p>
            <text:p text:style-name="P4">+ getFirstName() : string</text:p>
            <text:p text:style-name="P4">+ getLastName() : string</text:p>
            <text:p text:style-name="P4">+ getMonthlySalary() : float</text:p>
            <text:p text:style-name="P4">+ setFirstName(firstName : string) : void</text:p>
            <text:p text:style-name="P4">+ setLastName(lastName : string) : void</text:p>
            <text:p text:style-name="P4">+ setMonthlySalary(monthlySalary : float) : voi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6:07:35.729246640</meta:creation-date>
    <meta:editing-duration>P0D</meta:editing-duration>
    <meta:editing-cycles>2</meta:editing-cycles>
    <meta:generator>LibreOffice/4.1.6.2$Linux_X86_64 LibreOffice_project/410m0$Build-2</meta:generator>
    <meta:initial-creator>Hang Ngo</meta:initial-creator>
    <dc:date>2016-03-29T16:12:09.752236003</dc:date>
    <dc:creator>Hang Ngo</dc:creator>
    <meta:document-statistic meta:table-count="1" meta:image-count="0" meta:object-count="0" meta:page-count="1" meta:paragraph-count="12" meta:word-count="60" meta:character-count="394" meta:non-whitespace-character-count="346"/>
  </office:meta>
</office:document-meta>
</file>